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A00000199632E738509115C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b2b2b2" style:font-name="DejaVu Sans Mono" fo:font-size="14pt" style:font-size-asian="14pt" style:font-size-complex="14pt"/>
    </style:style>
    <style:style style:name="T1" style:family="text">
      <style:text-properties fo:color="#b2b2b2" style:font-name="DejaVu Sans Mono" fo:font-size="14pt" style:font-size-asian="14pt" style:font-size-complex="14pt"/>
    </style:style>
    <style:style style:name="T2" style:family="text">
      <style:text-properties fo:color="#00a933" style:font-name="DejaVu Sans Mono" fo:font-size="14pt" fo:background-color="transparent" style:font-size-asian="14pt" style:font-size-complex="14pt"/>
    </style:style>
    <style:style style:name="T3" style:family="text">
      <style:text-properties fo:color="#00a933"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9.592cm" svg:x="1.014cm" svg:y="10.034cm">
          <draw:image xlink:href="Pictures/100002010000032A00000199632E738509115C2E.png" xlink:type="simple" xlink:show="embed" xlink:actuate="onLoad" loext:mime-type="image/png">
            <text:p/>
          </draw:image>
        </draw:frame>
        <draw:frame draw:style-name="gr2" draw:text-style-name="P4" draw:layer="layout" svg:width="7.318cm" svg:height="3.731cm" svg:x="2.996cm" svg:y="12.765cm">
          <draw:text-box>
            <text:p text:style-name="P2"><text:span text:style-name="T1">Memo::Operation::Create</text:span></text:p>
            <text:p text:style-name="P2"><text:span text:style-name="T1">|-- </text:span><text:span text:style-name="T2">Start.default</text:span></text:p>
            <text:p text:style-name="P2"><text:span text:style-name="T1">|-- </text:span><text:span text:style-name="T3">validate</text:span></text:p>
            <text:p text:style-name="P3"><text:span text:style-name="T1">|-- </text:span><text:span text:style-name="T3">save</text:span></text:p>
            <text:p text:style-name="P3"><text:span text:style-name="T1">|-- </text:span><text:span text:style-name="T3">notify</text:span></text:p>
            <text:p text:style-name="P3"><text:span text:style-name="T1">`-- End.su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1:42:48.561006680</meta:creation-date>
    <dc:date>2023-11-21T11:51:26.985288659</dc:date>
    <meta:editing-duration>PT57S</meta:editing-duration>
    <meta:editing-cycles>1</meta:editing-cycles>
    <meta:document-statistic meta:object-count="2"/>
    <meta:generator>LibreOffice/6.4.7.2$Linux_X86_64 LibreOffice_project/40$Build-2</meta:generator>
  </office:meta>
</office:document-meta>
</file>